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9" calcext:value-type="float">
            <text:p>0.0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2]" office:value-type="float" office:value="0.218" calcext:value-type="float">
            <text:p>0.218</text:p>
          </table:table-cell>
          <table:table-cell table:style-name="ce1" table:formula="of:=[.J2]*SQRT(([.K2]/[.J2])^2 + ([.I2]/[.H2])^2 + ([.I12]/[.H12])^2)" office:value-type="float" office:value="0.00735657264222616" calcext:value-type="float">
            <text:p>0.007</text:p>
          </table:table-cell>
          <table:table-cell table:style-name="ce1" table:formula="of:=[.J2]*SQRT(([.I2]/[.H2])^2 + ([.I12]/[.H12])^2)" office:value-type="float" office:value="0.0072882893082225" calcext:value-type="float">
            <text:p>0.007</text:p>
          </table:table-cell>
          <table:table-cell table:style-name="ce1" table:formula="of:=[.O2]/[.N2]" office:value-type="float" office:value="0.0337457460652576" calcext:value-type="float">
            <text:p>0.034</text:p>
          </table:table-cell>
          <table:table-cell table:style-name="ce1" table:formula="of:=[.P2]/[.N2]" office:value-type="float" office:value="0.0334325197624885" calcext:value-type="float">
            <text:p>0.033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" calcext:value-type="float">
            <text:p>0.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3]" office:value-type="float" office:value="0.212" calcext:value-type="float">
            <text:p>0.212</text:p>
          </table:table-cell>
          <table:table-cell table:style-name="ce1" table:formula="of:=[.J3]*SQRT(([.K3]/[.J3])^2 + ([.I3]/[.H3])^2 + ([.I13]/[.H13])^2)" office:value-type="float" office:value="0.00754851809431032" calcext:value-type="float">
            <text:p>0.008</text:p>
          </table:table-cell>
          <table:table-cell table:style-name="ce1" table:formula="of:=[.J3]*SQRT(([.I3]/[.H3])^2 + ([.I13]/[.H13])^2)" office:value-type="float" office:value="0.00748198672948103" calcext:value-type="float">
            <text:p>0.007</text:p>
          </table:table-cell>
          <table:table-cell table:style-name="ce1" table:formula="of:=[.O3]/[.N3]" office:value-type="float" office:value="0.0356062174259921" calcext:value-type="float">
            <text:p>0.036</text:p>
          </table:table-cell>
          <table:table-cell table:style-name="ce1" table:formula="of:=[.P3]/[.N3]" office:value-type="float" office:value="0.0352923902334011" calcext:value-type="float">
            <text:p>0.035</text:p>
          </table:table-cell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4]" office:value-type="float" office:value="0.197" calcext:value-type="float">
            <text:p>0.197</text:p>
          </table:table-cell>
          <table:table-cell table:style-name="ce1" table:formula="of:=[.J4]*SQRT(([.K4]/[.J4])^2 + ([.I4]/[.H4])^2 + ([.I14]/[.H14])^2)" office:value-type="float" office:value="0.00682185165337706" calcext:value-type="float">
            <text:p>0.007</text:p>
          </table:table-cell>
          <table:table-cell table:style-name="ce1" table:formula="of:=[.J4]*SQRT(([.I4]/[.H4])^2 + ([.I14]/[.H14])^2)" office:value-type="float" office:value="0.00674815974771517" calcext:value-type="float">
            <text:p>0.007</text:p>
          </table:table-cell>
          <table:table-cell table:style-name="ce1" table:formula="of:=[.O4]/[.N4]" office:value-type="float" office:value="0.0346286885958226" calcext:value-type="float">
            <text:p>0.035</text:p>
          </table:table-cell>
          <table:table-cell table:style-name="ce1" table:formula="of:=[.P4]/[.N4]" office:value-type="float" office:value="0.0342546180087065" calcext:value-type="float">
            <text:p>0.034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6" calcext:value-type="float">
            <text:p>1.0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J5]" office:value-type="float" office:value="0.376" calcext:value-type="float">
            <text:p>0.376</text:p>
          </table:table-cell>
          <table:table-cell table:style-name="ce1" table:formula="of:=[.J5]*SQRT(([.K5]/[.J5])^2 + ([.I5]/[.H5])^2 + ([.I15]/[.H15])^2)" office:value-type="float" office:value="0.0138148350313732" calcext:value-type="float">
            <text:p>0.014</text:p>
          </table:table-cell>
          <table:table-cell table:style-name="ce1" table:formula="of:=[.J5]*SQRT(([.I5]/[.H5])^2 + ([.I15]/[.H15])^2)" office:value-type="float" office:value="0.0124438606125292" calcext:value-type="float">
            <text:p>0.012</text:p>
          </table:table-cell>
          <table:table-cell table:style-name="ce1" table:formula="of:=[.O5]/[.N5]" office:value-type="float" office:value="0.0367415825302478" calcext:value-type="float">
            <text:p>0.037</text:p>
          </table:table-cell>
          <table:table-cell table:style-name="ce1" table:formula="of:=[.P5]/[.N5]" office:value-type="float" office:value="0.0330953739694925" calcext:value-type="float">
            <text:p>0.033</text:p>
          </table:table-cell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" calcext:value-type="float">
            <text:p>0.2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2" calcext:value-type="float">
            <text:p>1.092</text:p>
          </table:table-cell>
          <table:table-cell office:value-type="float" office:value="0.01" calcext:value-type="float">
            <text:p>0.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6]" office:value-type="float" office:value="0.295" calcext:value-type="float">
            <text:p>0.295</text:p>
          </table:table-cell>
          <table:table-cell table:style-name="ce1" table:formula="of:=[.J6]*SQRT(([.K6]/[.J6])^2 + ([.I6]/[.H6])^2 + ([.I16]/[.H16])^2)" office:value-type="float" office:value="0.0105454426226757" calcext:value-type="float">
            <text:p>0.011</text:p>
          </table:table-cell>
          <table:table-cell table:style-name="ce1" table:formula="of:=[.J6]*SQRT(([.I6]/[.H6])^2 + ([.I16]/[.H16])^2)" office:value-type="float" office:value="0.0103540504203981" calcext:value-type="float">
            <text:p>0.010</text:p>
          </table:table-cell>
          <table:table-cell table:style-name="ce1" table:formula="of:=[.O6]/[.N6]" office:value-type="float" office:value="0.0357472631277143" calcext:value-type="float">
            <text:p>0.036</text:p>
          </table:table-cell>
          <table:table-cell table:style-name="ce1" table:formula="of:=[.P6]/[.N6]" office:value-type="float" office:value="0.0350984760013494" calcext:value-type="float">
            <text:p>0.035</text:p>
          </table:table-cell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1" calcext:value-type="float">
            <text:p>0.01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172" calcext:value-type="float">
            <text:p>0.172</text:p>
          </table:table-cell>
          <table:table-cell table:style-name="ce1" table:formula="of:=[.J7]*SQRT(([.K7]/[.J7])^2 + ([.I7]/[.H7])^2 + ([.I17]/[.H17])^2)" office:value-type="float" office:value="0.00602301310847448" calcext:value-type="float">
            <text:p>0.006</text:p>
          </table:table-cell>
          <table:table-cell table:style-name="ce1" table:formula="of:=[.J7]*SQRT(([.I7]/[.H7])^2 + ([.I17]/[.H17])^2)" office:value-type="float" office:value="0.00593941806112817" calcext:value-type="float">
            <text:p>0.006</text:p>
          </table:table-cell>
          <table:table-cell table:style-name="ce1" table:formula="of:=[.O7]/[.N7]" office:value-type="float" office:value="0.0350175180725261" calcext:value-type="float">
            <text:p>0.035</text:p>
          </table:table-cell>
          <table:table-cell table:style-name="ce1" table:formula="of:=[.P7]/[.N7]" office:value-type="float" office:value="0.0345315003553963" calcext:value-type="float">
            <text:p>0.035</text:p>
          </table:table-cell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8]" office:value-type="float" office:value="0.172" calcext:value-type="float">
            <text:p>0.172</text:p>
          </table:table-cell>
          <table:table-cell table:style-name="ce1" table:formula="of:=[.J8]*SQRT(([.K8]/[.J8])^2 + ([.I8]/[.H8])^2 + ([.I18]/[.H18])^2)" office:value-type="float" office:value="0.00592692750676239" calcext:value-type="float">
            <text:p>0.006</text:p>
          </table:table-cell>
          <table:table-cell table:style-name="ce1" table:formula="of:=[.J8]*SQRT(([.I8]/[.H8])^2 + ([.I18]/[.H18])^2)" office:value-type="float" office:value="0.00584195769159762" calcext:value-type="float">
            <text:p>0.006</text:p>
          </table:table-cell>
          <table:table-cell table:style-name="ce1" table:formula="of:=[.O8]/[.N8]" office:value-type="float" office:value="0.0344588808532697" calcext:value-type="float">
            <text:p>0.034</text:p>
          </table:table-cell>
          <table:table-cell table:style-name="ce1" table:formula="of:=[.P8]/[.N8]" office:value-type="float" office:value="0.0339648702999862" calcext:value-type="float">
            <text:p>0.034</text:p>
          </table:table-cell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6" calcext:value-type="float">
            <text:p>1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J9]" office:value-type="float" office:value="0.245" calcext:value-type="float">
            <text:p>0.245</text:p>
          </table:table-cell>
          <table:table-cell table:style-name="ce1" table:formula="of:=[.J9]*SQRT(([.K9]/[.J9])^2 + ([.I9]/[.H9])^2 + ([.I19]/[.H19])^2)" office:value-type="float" office:value="0.00876720313535335" calcext:value-type="float">
            <text:p>0.009</text:p>
          </table:table-cell>
          <table:table-cell table:style-name="ce1" table:formula="of:=[.J9]*SQRT(([.I9]/[.H9])^2 + ([.I19]/[.H19])^2)" office:value-type="float" office:value="0.00823795185811071" calcext:value-type="float">
            <text:p>0.008</text:p>
          </table:table-cell>
          <table:table-cell table:style-name="ce1" table:formula="of:=[.O9]/[.N9]" office:value-type="float" office:value="0.035784502593279" calcext:value-type="float">
            <text:p>0.036</text:p>
          </table:table-cell>
          <table:table-cell table:style-name="ce1" table:formula="of:=[.P9]/[.N9]" office:value-type="float" office:value="0.033624293298411" calcext:value-type="float">
            <text:p>0.034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6" calcext:value-type="float">
            <text:p>1.0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J10]" office:value-type="float" office:value="0.376" calcext:value-type="float">
            <text:p>0.376</text:p>
          </table:table-cell>
          <table:table-cell table:style-name="ce1" table:formula="of:=[.J10]*SQRT(([.K10]/[.J10])^2 + ([.I10]/[.H10])^2 + ([.I20]/[.H20])^2)" office:value-type="float" office:value="0.0138148350313732" calcext:value-type="float">
            <text:p>0.014</text:p>
          </table:table-cell>
          <table:table-cell table:style-name="ce1" table:formula="of:=[.J10]*SQRT(([.I10]/[.H10])^2 + ([.I20]/[.H20])^2)" office:value-type="float" office:value="0.0124438606125292" calcext:value-type="float">
            <text:p>0.012</text:p>
          </table:table-cell>
          <table:table-cell table:style-name="ce1" table:formula="of:=[.O10]/[.N10]" office:value-type="float" office:value="0.0367415825302478" calcext:value-type="float">
            <text:p>0.037</text:p>
          </table:table-cell>
          <table:table-cell table:style-name="ce1" table:formula="of:=[.P10]/[.N10]" office:value-type="float" office:value="0.0330953739694925" calcext:value-type="float">
            <text:p>0.0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2" calcext:value-type="float">
            <text:p>0.2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75" calcext:value-type="float">
            <text:p>0.7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5" calcext:value-type="float">
            <text:p>0.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6" calcext:value-type="float">
            <text:p>1.026</text:p>
          </table:table-cell>
          <table:table-cell office:value-type="float" office:value="0.033" calcext:value-type="float">
            <text:p>0.0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" calcext:value-type="float">
            <text:p>0.27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2" calcext:value-type="float">
            <text:p>1.092</text:p>
          </table:table-cell>
          <table:table-cell office:value-type="float" office:value="0.037" calcext:value-type="float">
            <text:p>0.03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4" calcext:value-type="float">
            <text:p>1.06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234" calcext:value-type="float">
            <text:p>0.234</text:p>
          </table:table-cell>
          <table:table-cell office:value-type="float" office:value="0.003" calcext:value-type="float">
            <text:p>0.003</text:p>
          </table:table-cell>
          <table:table-cell office:value-type="float" office:value="1.046" calcext:value-type="float">
            <text:p>1.046</text:p>
          </table:table-cell>
          <table:table-cell office:value-type="float" office:value="0.034" calcext:value-type="float">
            <text:p>0.03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6" calcext:value-type="float">
            <text:p>0.006</text:p>
          </table:table-cell>
          <table:table-cell office:value-type="float" office:value="1.026" calcext:value-type="float">
            <text:p>1.026</text:p>
          </table:table-cell>
          <table:table-cell office:value-type="float" office:value="0.033" calcext:value-type="float">
            <text:p>0.03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46:22.343995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4:51:15.271128148</dc:date>
    <meta:generator>LibreOffice/4.2.8.2$Linux_X86_64 LibreOffice_project/420m0$Build-2</meta:generator>
    <meta:editing-duration>PT15S</meta:editing-duration>
    <meta:editing-cycles>7</meta:editing-cycles>
    <meta:document-statistic meta:table-count="1" meta:cell-count="270" meta:object-count="0"/>
  </office:meta>
</office:document-meta>
</file>